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CombiNumerals" svg:font-family="CombiNumerals" style:font-adornments="Regular" style:font-pitch="variable" style:font-charset="x-symbol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Ubuntu" svg:font-family="Ubuntu" style:font-adornments="Bold" style:font-pitch="variable"/>
    <style:font-face style:name="Ubuntu1" svg:font-family="Ubuntu" style:font-adornments="Bold Italic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  <style:text-properties officeooo:rsid="003f9a46" officeooo:paragraph-rsid="003f9a46"/>
    </style:style>
    <style:style style:name="P2" style:family="paragraph" style:parent-style-name="Heading_20_2">
      <style:text-properties officeooo:rsid="0051f7e2" officeooo:paragraph-rsid="0051f7e2"/>
    </style:style>
    <style:style style:name="P3" style:family="paragraph" style:parent-style-name="Heading_20_2">
      <style:text-properties officeooo:rsid="003f9a46" officeooo:paragraph-rsid="003f9a46"/>
    </style:style>
    <style:style style:name="P4" style:family="paragraph" style:parent-style-name="Heading_20_2">
      <style:text-properties officeooo:rsid="003f9a46" officeooo:paragraph-rsid="0042a33f"/>
    </style:style>
    <style:style style:name="P5" style:family="paragraph" style:parent-style-name="List_20_1">
      <style:text-properties officeooo:paragraph-rsid="0051f7e2"/>
    </style:style>
    <style:style style:name="P6" style:family="paragraph" style:parent-style-name="List_20_1">
      <style:text-properties officeooo:rsid="003ac28d" officeooo:paragraph-rsid="0051f7e2"/>
    </style:style>
    <style:style style:name="P7" style:family="paragraph" style:parent-style-name="List_20_1_20_Cont.">
      <style:text-properties officeooo:paragraph-rsid="0051f7e2"/>
    </style:style>
    <style:style style:name="P8" style:family="paragraph" style:parent-style-name="List_20_1_20_Cont.">
      <style:text-properties officeooo:rsid="003b5152" officeooo:paragraph-rsid="0051f7e2"/>
    </style:style>
    <style:style style:name="P9" style:family="paragraph" style:parent-style-name="List_20_1_20_Start">
      <style:text-properties officeooo:paragraph-rsid="0051f7e2"/>
    </style:style>
    <style:style style:name="T1" style:family="text">
      <style:text-properties officeooo:rsid="00465fe3"/>
    </style:style>
    <style:style style:name="T2" style:family="text">
      <style:text-properties officeooo:rsid="00479a37"/>
    </style:style>
    <style:style style:name="T3" style:family="text">
      <style:text-properties officeooo:rsid="004a3b8b"/>
    </style:style>
    <style:style style:name="T4" style:family="text">
      <style:text-properties officeooo:rsid="004bc0be"/>
    </style:style>
    <style:style style:name="T5" style:family="text">
      <style:text-properties officeooo:rsid="004cff98"/>
    </style:style>
    <style:style style:name="T6" style:family="text">
      <style:text-properties officeooo:rsid="004efef6"/>
    </style:style>
    <style:style style:name="T7" style:family="text">
      <style:text-properties fo:font-style="italic" officeooo:rsid="005122d9" style:font-style-asian="italic" style:font-style-complex="italic"/>
    </style:style>
    <style:style style:name="T8" style:family="text">
      <style:text-properties officeooo:rsid="0051f7e2"/>
    </style:style>
    <style:style style:name="T9" style:family="text">
      <style:text-properties officeooo:rsid="003cf58b"/>
    </style:style>
    <style:style style:name="T10" style:family="text">
      <style:text-properties officeooo:rsid="005208d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1857163668" text:style-name="Outline">
        <text:list-item>
          <text:h text:style-name="P1" text:outline-level="1">Key features</text:h>
          <text:list>
            <text:list-item>
              <text:h text:style-name="P2" text:outline-level="2">General</text:h>
            </text:list-item>
          </text:list>
        </text:list-item>
      </text:list>
      <text:list xml:id="list775447095" text:style-name="List_20_1">
        <text:list-item>
          <text:p text:style-name="P9">Modern and attractive UI/UX developed in <text:a xlink:type="simple" xlink:href="https://www.electronjs.org/" office:target-frame-name="_blank" xlink:show="new" text:style-name="Internet_20_link" text:visited-style-name="Visited_20_Internet_20_Link">Electron</text:a></text:p>
        </text:list-item>
        <text:list-item>
          <text:p text:style-name="P6">Light / Dark theme</text:p>
        </text:list-item>
        <text:list-item>
          <text:p text:style-name="P5">Multi-tab <text:span text:style-name="T10">support</text:span> <text:s/>for faster navigation</text:p>
        </text:list-item>
        <text:list-item>
          <text:p text:style-name="P7">Cross-platform run-time (Linux, Windows, MacOS)</text:p>
        </text:list-item>
        <text:list-item>
          <text:p text:style-name="P7">Modular design based on plug-ins that can be added/removed depends of scope of the work</text:p>
        </text:list-item>
        <text:list-item>
          <text:p text:style-name="P8"><text:span text:style-name="T9">Source/Version</text:span> control integration (<text:a xlink:type="simple" xlink:href="https://github.com/" office:target-frame-name="_blank" xlink:show="new" text:style-name="Internet_20_link" text:visited-style-name="Visited_20_Internet_20_Link">GitHub</text:a> and <text:a xlink:type="simple" xlink:href="https://gitea.io/" office:target-frame-name="_blank" xlink:show="new" text:style-name="Internet_20_link" text:visited-style-name="Visited_20_Internet_20_Link">gitea.io</text:a>)</text:p>
        </text:list-item>
        <text:list-item>
          <text:p text:style-name="P8">Open source <text:span text:style-name="T8">project</text:span></text:p>
        </text:list-item>
      </text:list>
      <text:list xml:id="list112101735432673" text:continue-list="list1857163668" text:style-name="Outline">
        <text:list-item>
          <text:list>
            <text:list-item>
              <text:h text:style-name="P3" text:outline-level="2">EEZ Studio Project</text:h>
            </text:list-item>
          </text:list>
        </text:list-item>
      </text:list>
      <text:list xml:id="list112102091221479" text:continue-list="list775447095" text:style-name="List_20_1">
        <text:list-item>
          <text:p text:style-name="List_20_1_20_Start">Modular visual development environment for designing TFT display screen decorations and defining user interaction (<text:span text:style-name="T1">embedded GUI</text:span>) </text:p>
        </text:list-item>
        <text:list-item>
          <text:p text:style-name="List_20_1"><text:a xlink:type="simple" xlink:href="https://lvgl.io/" office:target-frame-name="_blank" xlink:show="new" text:style-name="Internet_20_link" text:visited-style-name="Visited_20_Internet_20_Link">LVGL</text:a> (Light and Versatile Graphivs Library) support</text:p>
        </text:list-item>
        <text:list-item>
          <text:p text:style-name="List_20_1_20_Cont.">Generate C++ code for <text:span text:style-name="T2">embedded GUI</text:span> functionality that can be directly included in <text:a xlink:type="simple" xlink:href="https://www.st.com/en/development-tools/stm32cubeide.html" office:target-frame-name="_blank" xlink:show="new" text:style-name="Internet_20_link" text:visited-style-name="Visited_20_Internet_20_Link">STM32CubeIDE</text:a> for BB3 <text:span text:style-name="T2">and other STM32 target platforms</text:span> or <text:a xlink:type="simple" xlink:href="https://www.arduino.cc/en/software" office:target-frame-name="_blank" xlink:show="new" text:style-name="Internet_20_link" text:visited-style-name="Visited_20_Internet_20_Link">Arduino IDE</text:a> for H24005 <text:span text:style-name="T2">and other Arduino compatible target platforms</text:span> </text:p>
        </text:list-item>
        <text:list-item>
          <text:p text:style-name="List_20_1_20_Cont."><text:span text:style-name="Emphasis">Instrument definition file</text:span> (IDF) builder with context sensitive SCPI commands help (based on Keysight’s <text:a xlink:type="simple" xlink:href="https://www.keysight.com/main/software.jspx?cc=US&amp;lc=eng&amp;ckey=2333687&amp;nid=-11143.0.00&amp;id=2333687" office:target-frame-name="_blank" xlink:show="new" text:style-name="Internet_20_link" text:visited-style-name="Visited_20_Internet_20_Link">Offline Command Expert command set</text:a> XML structure) suitable for EEZ Studio <text:span text:style-name="T7">Instrument</text:span> and <text:a xlink:type="simple" xlink:href="https://www.keysight.com/en/pd-2036130/command-expert" office:target-frame-name="_blank" xlink:show="new" text:style-name="Internet_20_link" text:visited-style-name="Visited_20_Internet_20_Link">Keysight Command Expert</text:a> </text:p>
        </text:list-item>
        <text:list-item>
          <text:p text:style-name="List_20_1_20_Cont.">SCPI command help generator based on bookmarked HTML generated directly from .odt file using <text:a xlink:type="simple" xlink:href="https://github.com/eez-open/WebPublish" office:target-frame-name="_blank" xlink:show="new" text:style-name="Internet_20_link" text:visited-style-name="Visited_20_Internet_20_Link">EEZ WebPublish</text:a> extension for OpenOffice/LibreOffice. </text:p>
        </text:list-item>
        <text:list-item>
          <text:p text:style-name="List_20_1_20_Cont.">Project templates (using giteo.io repositories) and comparison of projects</text:p>
        </text:list-item>
        <text:list-item>
          <text:p text:style-name="List_20_1_20_Cont.">Drag&amp;drop editor for creating instrument's desktop dashboard (for remote control and management)</text:p>
        </text:list-item>
        <text:list-item>
          <text:p text:style-name="List_20_1_20_End">Flowchart based low-code programming for desktop dashboard</text:p>
        </text:list-item>
      </text:list>
      <text:list xml:id="list112100869407192" text:continue-list="list112101735432673" text:style-name="Outline">
        <text:list-item>
          <text:list>
            <text:list-item>
              <text:h text:style-name="P4" text:outline-level="2">EEZ Studio Instrument</text:h>
            </text:list-item>
          </text:list>
        </text:list-item>
      </text:list>
      <text:list xml:id="list112102400814523" text:continue-list="list112102091221479" text:style-name="List_20_1">
        <text:list-item>
          <text:p text:style-name="List_20_1_20_Start">Dynamic environment where multiple instruments can be <text:span text:style-name="T6">configured</text:span> and easily accessed</text:p>
        </text:list-item>
        <text:list-item>
          <text:p text:style-name="List_20_1_20_Cont.">Session oriented interaction with each SCPI instrument</text:p>
        </text:list-item>
        <text:list-item>
          <text:p text:style-name="List_20_1_20_Cont."><text:span text:style-name="T3">S</text:span>erial (via USB), <text:span text:style-name="T3">Ethernet and VISA (via </text:span><text:span text:style-name="T5">free</text:span><text:span text:style-name="T3"> </text:span><text:a xlink:type="simple" xlink:href="https://www.rohde-schwarz.com/us/driver-pages/remote-control/3-visa-and-tools_231388.html" office:target-frame-name="_blank" xlink:show="new" text:style-name="Internet_20_link" text:visited-style-name="Visited_20_Internet_20_Link"><text:span text:style-name="T3">R&amp;S®VISA</text:span></text:a><text:span text:style-name="T3">) </text:span><text:span text:style-name="T4">T&amp;M instrument interfaces support</text:span></text:p>
        </text:list-item>
        <text:list-item>
          <text:p text:style-name="List_20_1_20_Cont.">Direct import of <text:span text:style-name="T5">EEZ Studio</text:span> generated IDFs and Keysight’s Offline Command Expert command sets</text:p>
        </text:list-item>
        <text:list-item>
          <text:p text:style-name="List_20_1_20_Cont.">IEXT (Instrument EXTension) catalog with growing number of supported instruments (Rigol, Siglent, Keysight, etc.)</text:p>
        </text:list-item>
        <text:list-item>
          <text:p text:style-name="List_20_1_20_Cont.">History of all activities with search/content filtering</text:p>
        </text:list-item>
        <text:list-item>
          <text:p text:style-name="List_20_1_20_Cont.">Quick navigation via calendar ("heatmap") or sessions list view</text:p>
        </text:list-item>
        <text:list-item>
          <text:p text:style-name="List_20_1_20_Cont.">Shortcuts (hotkeys and buttons) that can be user defined or come predefined from imported IDF. The shortcut can contain single or sequence of SCPI commands or Javascript code.</text:p>
        </text:list-item>
        <text:list-item>
          <text:p text:style-name="List_20_1_20_Cont.">Javascript code for task automation (e.g. logfile, or programming list upload/download, etc.) can be also assigned to the shortcut</text:p>
        </text:list-item>
        <text:list-item>
          <text:p text:style-name="List_20_1_20_Cont.">SCPI commands context sensitive help with search</text:p>
        </text:list-item>
        <text:list-item>
          <text:p text:style-name="List_20_1_20_Cont.">File upload (instrument to PC) with image preview (e.g. screenshots)</text:p>
        </text:list-item>
        <text:list-item>
          <text:p text:style-name="List_20_1_20_Cont.">File download (PC to instrument) automation for transferring instrument profiles</text:p>
        </text:list-item>
        <text:list-item>
          <text:p text:style-name="List_20_1_20_Cont.">Simple arbitrary waveform editor (envelope and table mode)</text:p>
        </text:list-item>
        <text:list-item>
          <text:p text:style-name="List_20_1_20_Cont.">Displaying measurement data as graphs</text:p>
        </text:list-item>
        <text:list-item>
          <text:p text:style-name="List_20_1_20_Cont.">FFT analysis, harmonics and simple math functions (Period, Frequency, Min, Max, Peak-to-Peak, Average)</text:p>
        </text:list-item>
        <text:list-item>
          <text:p text:style-name="List_20_1_20_End">Export graphs as .CSV file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CombiNumerals" svg:font-family="CombiNumerals" style:font-adornments="Regular" style:font-pitch="variable" style:font-charset="x-symbol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Ubuntu" svg:font-family="Ubuntu" style:font-adornments="Bold" style:font-pitch="variable"/>
    <style:font-face style:name="Ubuntu1" svg:font-family="Ubuntu" style:font-adornments="Bold Italic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3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Ubuntu3" fo:font-family="Ubuntu" style:font-style-name="Regular" style:font-pitch="variable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Ubuntu3" fo:font-family="Ubuntu" style:font-style-name="Regular" style:font-pitch="variable" fo:font-size="10.5pt" style:font-name-complex="DejaVu Sans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Ubuntu2" fo:font-family="Ubuntu" style:font-style-name="Italic" style:font-pitch="variable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Ubuntu3" fo:font-family="Ubuntu" style:font-style-name="Regular" style:font-pitch="variable" fo:font-size="10.5pt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Ubuntu" fo:font-family="Ubuntu" style:font-style-name="Bold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Ubuntu1" fo:font-family="Ubuntu" style:font-style-name="Bold Italic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next-style-name="List_20_1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Ubuntu" fo:font-family="Ubuntu" style:font-style-name="Bold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ighlighted" style:family="paragraph" style:parent-style-name="Default_5f_ntt" style:next-style-name="Standard" style:master-page-name="">
      <style:paragraph-properties fo:margin-top="0cm" fo:margin-bottom="0cm" style:contextual-spacing="true" fo:text-align="center" style:justify-single-word="false" style:page-number="auto" fo:padding-left="0cm" fo:padding-right="0cm" fo:padding-top="0.035cm" fo:padding-bottom="0.035cm" fo:border-left="none" fo:border-right="none" fo:border-top="2.49pt solid #ff950e" fo:border-bottom="2.49pt solid #ff950e" style:shadow="none" style:writing-mode="page">
        <style:tab-stops/>
      </style:paragraph-properties>
      <style:text-properties fo:color="#ff950e" loext:opacity="100%" fo:font-size="10.5pt" fo:font-style="italic" fo:font-weight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cm" fo:margin-right="0cm" fo:margin-top="0cm" fo:margin-bottom="0.3cm" style:contextual-spacing="false" fo:text-indent="0cm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049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049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 style:master-page-name="">
      <style:paragraph-properties fo:margin-left="1cm" fo:margin-right="0.199cm" fo:margin-top="0cm" fo:margin-bottom="0cm" style:contextual-spacing="false" fo:text-indent="-0.6cm" style:auto-text-indent="false" style:page-number="auto" style:writing-mode="page">
        <style:tab-stops/>
      </style:paragraph-properties>
    </style:style>
    <style:style style:name="Default_5f_nt2" style:display-name="Default_nt2" style:family="paragraph" style:parent-style-name="Standard" style:next-style-name="Standard">
      <style:text-properties fo:font-size="10pt" fo:font-weight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circled_20_numbers" style:display-name="circled numbers" style:family="paragraph" style:parent-style-name="Standard">
      <style:text-properties style:font-name="CombiNumerals" fo:font-family="CombiNumerals" style:font-style-name="Regular" style:font-pitch="variable" style:font-charset="x-symbol" fo:font-size="22pt"/>
    </style:style>
    <style:style style:name="Untitled1" style:family="paragraph" style:parent-style-name="circled_20_numbers">
      <style:text-properties fo:font-size="22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small" style:family="paragraph" style:parent-style-name="Standard" style:next-style-name="Standard">
      <style:text-properties fo:font-size="6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DCP405" style:family="text">
      <style:text-properties fo:color="#ffffff" loext:opacity="100%" fo:text-shadow="none" fo:font-weight="bold" fo:background-color="#ff6600"/>
    </style:style>
    <style:style style:name="DCP405B" style:family="text">
      <style:text-properties fo:color="#ffffff" loext:opacity="100%" fo:text-shadow="none" fo:font-weight="bold" fo:background-color="#cc9900"/>
    </style:style>
    <style:style style:name="DCM220" style:family="text">
      <style:text-properties fo:color="#ffffff" loext:opacity="100%" fo:font-weight="bold" fo:background-color="#66ccff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title>Key features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>0</text:page-number></text:p>
      </style:footer>
    </style:master-page>
    <style:master-page style:name="master_5f_first_20_page" style:display-name="master_first page" style:page-layout-name="Mpm5" draw:style-name="Mdp1" style:next-style-name="master_5f_left_20_page"/>
    <style:master-page style:name="master_5f_left_20_page" style:display-name="master_left page" style:page-layout-name="Mpm5" draw:style-name="Mdp1" style:next-style-name="master_5f_right_20_page"/>
    <style:master-page style:name="master_5f_right_20_page" style:display-name="master_right page" style:page-layout-name="Mpm6" draw:style-name="Mdp2" style:next-style-name="master_5f_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18T18:09:38</meta:creation-date>
    <meta:editing-duration>P0D</meta:editing-duration>
    <meta:editing-cycles>1</meta:editing-cycles>
    <meta:generator>LibreOffice/7.3.7.2$Linux_X86_64 LibreOffice_project/e114eadc50a9ff8d8c8a0567d6da8f454beeb84f</meta:generator>
    <dc:title>Key features</dc:title>
    <meta:keyword>Open source</meta:keyword>
    <meta:keyword>Test &amp; Measurements</meta:keyword>
    <meta:keyword>SCPI</meta:keyword>
    <meta:keyword>Cross-platform</meta:keyword>
    <meta:keyword>Embedded GUI</meta:keyword>
    <meta:keyword>Low-code</meta:keyword>
    <meta:document-statistic meta:table-count="0" meta:image-count="0" meta:object-count="0" meta:page-count="1" meta:paragraph-count="40" meta:word-count="406" meta:character-count="2688" meta:non-whitespace-character-count="2351"/>
    <meta:template xlink:type="simple" xlink:actuate="onRequest" xlink:title="EEZ template" xlink:href="../../../../.openoffice/4/user/template/EEZ%20template.ott" meta:date="2015-11-18T18:09:37"/>
  </office:meta>
</office:document-meta>
</file>